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86mm"/>
    </style:style>
    <style:style style:name="co2" style:family="table-column">
      <style:table-column-properties fo:break-before="auto" style:column-width="27.89mm"/>
    </style:style>
    <style:style style:name="co3" style:family="table-column">
      <style:table-column-properties fo:break-before="auto" style:column-width="35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57.36mm" svg:y="20.87mm">
            <loext:p draw:notify-on-update-of-ranges="Sheet1.A2:Sheet1.A44 Sheet1.B1:Sheet1.B1 Sheet1.B2:Sheet1.B44 Sheet1.C1:Sheet1.C1 Sheet1.C2:Sheet1.C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int (144.21375157425214297 23.50074905544875037)</text:p>
          </table:table-cell>
          <table:table-cell office:value-type="float" office:value="-6300" calcext:value-type="float">
            <text:p>-6300</text:p>
          </table:table-cell>
          <table:table-cell office:value-type="string" calcext:value-type="string">
            <text:p>144.213751574</text:p>
          </table:table-cell>
        </table:table-row>
        <table:table-row table:style-name="ro1">
          <table:table-cell office:value-type="string" calcext:value-type="string">
            <text:p>Point (144.22194538591105584 23.50501280359705802)</text:p>
          </table:table-cell>
          <table:table-cell office:value-type="float" office:value="-6300" calcext:value-type="float">
            <text:p>-6300</text:p>
          </table:table-cell>
          <table:table-cell office:value-type="string" calcext:value-type="string">
            <text:p>144.221945386</text:p>
          </table:table-cell>
        </table:table-row>
        <table:table-row table:style-name="ro1">
          <table:table-cell office:value-type="string" calcext:value-type="string">
            <text:p>Point (144.19919331903341231 23.49317349277837508)</text:p>
          </table:table-cell>
          <table:table-cell office:value-type="float" office:value="-6250" calcext:value-type="float">
            <text:p>-6250</text:p>
          </table:table-cell>
          <table:table-cell office:value-type="string" calcext:value-type="string">
            <text:p>144.199193319</text:p>
          </table:table-cell>
        </table:table-row>
        <table:table-row table:style-name="ro1">
          <table:table-cell office:value-type="string" calcext:value-type="string">
            <text:p>Point (144.24098436477930818 23.51491996454659983)</text:p>
          </table:table-cell>
          <table:table-cell office:value-type="float" office:value="-6250" calcext:value-type="float">
            <text:p>-6250</text:p>
          </table:table-cell>
          <table:table-cell office:value-type="string" calcext:value-type="string">
            <text:p>144.240984365</text:p>
          </table:table-cell>
        </table:table-row>
        <table:table-row table:style-name="ro1">
          <table:table-cell office:value-type="string" calcext:value-type="string">
            <text:p>Point (144.19142146215605749 23.48912931386028902)</text:p>
          </table:table-cell>
          <table:table-cell office:value-type="float" office:value="-6200" calcext:value-type="float">
            <text:p>-6200</text:p>
          </table:table-cell>
          <table:table-cell office:value-type="string" calcext:value-type="string">
            <text:p>144.191421462</text:p>
          </table:table-cell>
        </table:table-row>
        <table:table-row table:style-name="ro1">
          <table:table-cell office:value-type="string" calcext:value-type="string">
            <text:p>Point (144.25287077861489138 23.52110520251534709)</text:p>
          </table:table-cell>
          <table:table-cell office:value-type="float" office:value="-6200" calcext:value-type="float">
            <text:p>-6200</text:p>
          </table:table-cell>
          <table:table-cell office:value-type="string" calcext:value-type="string">
            <text:p>144.252870779</text:p>
          </table:table-cell>
        </table:table-row>
        <table:table-row table:style-name="ro1">
          <table:table-cell office:value-type="string" calcext:value-type="string">
            <text:p>Point (144.17541746012355475 23.48080143949948706)</text:p>
          </table:table-cell>
          <table:table-cell office:value-type="float" office:value="-6050" calcext:value-type="float">
            <text:p>-6050</text:p>
          </table:table-cell>
          <table:table-cell office:value-type="string" calcext:value-type="string">
            <text:p>144.17541746</text:p>
          </table:table-cell>
        </table:table-row>
        <table:table-row table:style-name="ro1">
          <table:table-cell office:value-type="string" calcext:value-type="string">
            <text:p>Point (144.32596004610638829 23.55913807926431147)</text:p>
          </table:table-cell>
          <table:table-cell office:value-type="float" office:value="-6050" calcext:value-type="float">
            <text:p>-6050</text:p>
          </table:table-cell>
          <table:table-cell office:value-type="string" calcext:value-type="string">
            <text:p>144.325960046</text:p>
          </table:table-cell>
        </table:table-row>
        <table:table-row table:style-name="ro1">
          <table:table-cell office:value-type="string" calcext:value-type="string">
            <text:p>Point (144.1705165665749746 23.47825120077510874)</text:p>
          </table:table-cell>
          <table:table-cell office:value-type="float" office:value="-6000" calcext:value-type="float">
            <text:p>-6000</text:p>
          </table:table-cell>
          <table:table-cell office:value-type="string" calcext:value-type="string">
            <text:p>144.170516567</text:p>
          </table:table-cell>
        </table:table-row>
        <table:table-row table:style-name="ro1">
          <table:table-cell office:value-type="string" calcext:value-type="string">
            <text:p>Point (144.33447156701870995 23.56356715123226309)</text:p>
          </table:table-cell>
          <table:table-cell office:value-type="float" office:value="-6000" calcext:value-type="float">
            <text:p>-6000</text:p>
          </table:table-cell>
          <table:table-cell office:value-type="string" calcext:value-type="string">
            <text:p>144.334471567</text:p>
          </table:table-cell>
        </table:table-row>
        <table:table-row table:style-name="ro1">
          <table:table-cell office:value-type="string" calcext:value-type="string">
            <text:p>Point (144.16656804446100182 23.4761965399465744)</text:p>
          </table:table-cell>
          <table:table-cell office:value-type="float" office:value="-5950" calcext:value-type="float">
            <text:p>-5950</text:p>
          </table:table-cell>
          <table:table-cell office:value-type="string" calcext:value-type="string">
            <text:p>144.166568044</text:p>
          </table:table-cell>
        </table:table-row>
        <table:table-row table:style-name="ro1">
          <table:table-cell office:value-type="string" calcext:value-type="string">
            <text:p>Point (144.34138096416003805 23.56716253888499679)</text:p>
          </table:table-cell>
          <table:table-cell office:value-type="float" office:value="-5950" calcext:value-type="float">
            <text:p>-5950</text:p>
          </table:table-cell>
          <table:table-cell office:value-type="string" calcext:value-type="string">
            <text:p>144.341380964</text:p>
          </table:table-cell>
        </table:table-row>
        <table:table-row table:style-name="ro1">
          <table:table-cell office:value-type="string" calcext:value-type="string">
            <text:p>Point (144.16200847042836131 23.47382391092506992)</text:p>
          </table:table-cell>
          <table:table-cell office:value-type="float" office:value="-5900" calcext:value-type="float">
            <text:p>-5900</text:p>
          </table:table-cell>
          <table:table-cell office:value-type="string" calcext:value-type="string">
            <text:p>144.16200847</text:p>
          </table:table-cell>
        </table:table-row>
        <table:table-row table:style-name="ro1">
          <table:table-cell office:value-type="string" calcext:value-type="string">
            <text:p>Point (144.3476425492413 23.57042082976437314)</text:p>
          </table:table-cell>
          <table:table-cell office:value-type="float" office:value="-5900" calcext:value-type="float">
            <text:p>-5900</text:p>
          </table:table-cell>
          <table:table-cell office:value-type="string" calcext:value-type="string">
            <text:p>144.347642549</text:p>
          </table:table-cell>
        </table:table-row>
        <table:table-row table:style-name="ro1">
          <table:table-cell office:value-type="string" calcext:value-type="string">
            <text:p>Point (144.18587444048000634 23.4862428546170996)</text:p>
          </table:table-cell>
          <table:table-cell office:value-type="float" office:value="-6150" calcext:value-type="float">
            <text:p>-6150</text:p>
          </table:table-cell>
          <table:table-cell office:value-type="string" calcext:value-type="string">
            <text:p>144.18587444</text:p>
          </table:table-cell>
        </table:table-row>
        <table:table-row table:style-name="ro1">
          <table:table-cell office:value-type="string" calcext:value-type="string">
            <text:p>Point (144.26533668562194634 23.52759198670453245)</text:p>
          </table:table-cell>
          <table:table-cell office:value-type="float" office:value="-6150" calcext:value-type="float">
            <text:p>-6150</text:p>
          </table:table-cell>
          <table:table-cell office:value-type="string" calcext:value-type="string">
            <text:p>144.265336686</text:p>
          </table:table-cell>
        </table:table-row>
        <table:table-row table:style-name="ro1">
          <table:table-cell office:value-type="string" calcext:value-type="string">
            <text:p>Point (144.18054279258581118 23.48346846770382967)</text:p>
          </table:table-cell>
          <table:table-cell office:value-type="float" office:value="-6100" calcext:value-type="float">
            <text:p>-6100</text:p>
          </table:table-cell>
          <table:table-cell office:value-type="string" calcext:value-type="string">
            <text:p>144.180542793</text:p>
          </table:table-cell>
        </table:table-row>
        <table:table-row table:style-name="ro1">
          <table:table-cell office:value-type="string" calcext:value-type="string">
            <text:p>Point (144.316923393259259 23.55443574859725686)</text:p>
          </table:table-cell>
          <table:table-cell office:value-type="float" office:value="-6100" calcext:value-type="float">
            <text:p>-6100</text:p>
          </table:table-cell>
          <table:table-cell office:value-type="string" calcext:value-type="string">
            <text:p>144.316923393</text:p>
          </table:table-cell>
        </table:table-row>
        <table:table-row table:style-name="ro1">
          <table:table-cell office:value-type="string" calcext:value-type="string">
            <text:p>Point (144.3858872092251886 23.59032189717680694)</text:p>
          </table:table-cell>
          <table:table-cell office:value-type="float" office:value="-5600" calcext:value-type="float">
            <text:p>-5600</text:p>
          </table:table-cell>
          <table:table-cell office:value-type="string" calcext:value-type="string">
            <text:p>144.385887209</text:p>
          </table:table-cell>
        </table:table-row>
        <table:table-row table:style-name="ro1">
          <table:table-cell office:value-type="string" calcext:value-type="string">
            <text:p>Point (144.52739183801156742 23.66395552754076093)</text:p>
          </table:table-cell>
          <table:table-cell office:value-type="float" office:value="-5600" calcext:value-type="float">
            <text:p>-5600</text:p>
          </table:table-cell>
          <table:table-cell office:value-type="string" calcext:value-type="string">
            <text:p>144.527391838</text:p>
          </table:table-cell>
        </table:table-row>
        <table:table-row table:style-name="ro1">
          <table:table-cell office:value-type="string" calcext:value-type="string">
            <text:p>Point (144.39365632334747147 23.59436464886940499)</text:p>
          </table:table-cell>
          <table:table-cell office:value-type="float" office:value="-5550" calcext:value-type="float">
            <text:p>-5550</text:p>
          </table:table-cell>
          <table:table-cell office:value-type="string" calcext:value-type="string">
            <text:p>144.393656323</text:p>
          </table:table-cell>
        </table:table-row>
        <table:table-row table:style-name="ro1">
          <table:table-cell office:value-type="string" calcext:value-type="string">
            <text:p>Point (144.51955346114371537 23.65987673414799985)</text:p>
          </table:table-cell>
          <table:table-cell office:value-type="float" office:value="-5550" calcext:value-type="float">
            <text:p>-5550</text:p>
          </table:table-cell>
          <table:table-cell office:value-type="string" calcext:value-type="string">
            <text:p>144.519553461</text:p>
          </table:table-cell>
        </table:table-row>
        <table:table-row table:style-name="ro1">
          <table:table-cell office:value-type="string" calcext:value-type="string">
            <text:p>Point (144.40131834591343818 23.59835167418653867)</text:p>
          </table:table-cell>
          <table:table-cell office:value-type="float" office:value="-5500" calcext:value-type="float">
            <text:p>-5500</text:p>
          </table:table-cell>
          <table:table-cell office:value-type="string" calcext:value-type="string">
            <text:p>144.401318346</text:p>
          </table:table-cell>
        </table:table-row>
        <table:table-row table:style-name="ro1">
          <table:table-cell office:value-type="string" calcext:value-type="string">
            <text:p>Point (144.50955008230039311 23.65467135601685911)</text:p>
          </table:table-cell>
          <table:table-cell office:value-type="float" office:value="-5500" calcext:value-type="float">
            <text:p>-5500</text:p>
          </table:table-cell>
          <table:table-cell office:value-type="string" calcext:value-type="string">
            <text:p>144.509550082</text:p>
          </table:table-cell>
        </table:table-row>
        <table:table-row table:style-name="ro1">
          <table:table-cell office:value-type="string" calcext:value-type="string">
            <text:p>Point (144.41131283125341156 23.60355242447657176)</text:p>
          </table:table-cell>
          <table:table-cell office:value-type="float" office:value="-5450" calcext:value-type="float">
            <text:p>-5450</text:p>
          </table:table-cell>
          <table:table-cell office:value-type="string" calcext:value-type="string">
            <text:p>144.411312831</text:p>
          </table:table-cell>
        </table:table-row>
        <table:table-row table:style-name="ro1">
          <table:table-cell office:value-type="string" calcext:value-type="string">
            <text:p>Point (144.49757708306142945 23.64844106229522325)</text:p>
          </table:table-cell>
          <table:table-cell office:value-type="float" office:value="-5450" calcext:value-type="float">
            <text:p>-5450</text:p>
          </table:table-cell>
          <table:table-cell office:value-type="string" calcext:value-type="string">
            <text:p>144.497577083</text:p>
          </table:table-cell>
        </table:table-row>
        <table:table-row table:style-name="ro1">
          <table:table-cell office:value-type="string" calcext:value-type="string">
            <text:p>Point (144.42370913265685317 23.61000298855528712)</text:p>
          </table:table-cell>
          <table:table-cell office:value-type="float" office:value="-5400" calcext:value-type="float">
            <text:p>-5400</text:p>
          </table:table-cell>
          <table:table-cell office:value-type="string" calcext:value-type="string">
            <text:p>144.423709133</text:p>
          </table:table-cell>
        </table:table-row>
        <table:table-row table:style-name="ro1">
          <table:table-cell office:value-type="string" calcext:value-type="string">
            <text:p>Point (144.48143081718882286 23.64003915923934329)</text:p>
          </table:table-cell>
          <table:table-cell office:value-type="float" office:value="-5400" calcext:value-type="float">
            <text:p>-5400</text:p>
          </table:table-cell>
          <table:table-cell office:value-type="string" calcext:value-type="string">
            <text:p>144.481430817</text:p>
          </table:table-cell>
        </table:table-row>
        <table:table-row table:style-name="ro1">
          <table:table-cell office:value-type="string" calcext:value-type="string">
            <text:p>Point (144.44384344779649609 23.62048012086776083)</text:p>
          </table:table-cell>
          <table:table-cell office:value-type="float" office:value="-5350" calcext:value-type="float">
            <text:p>-5350</text:p>
          </table:table-cell>
          <table:table-cell office:value-type="string" calcext:value-type="string">
            <text:p>144.443843448</text:p>
          </table:table-cell>
        </table:table-row>
        <table:table-row table:style-name="ro1">
          <table:table-cell office:value-type="string" calcext:value-type="string">
            <text:p>Point (144.45954265591538501 23.62864939206084713)</text:p>
          </table:table-cell>
          <table:table-cell office:value-type="float" office:value="-5350" calcext:value-type="float">
            <text:p>-5350</text:p>
          </table:table-cell>
          <table:table-cell office:value-type="string" calcext:value-type="string">
            <text:p>144.459542656</text:p>
          </table:table-cell>
        </table:table-row>
        <table:table-row table:style-name="ro1">
          <table:table-cell office:value-type="string" calcext:value-type="string">
            <text:p>Point (144.37902232284079673 23.58674967123019073)</text:p>
          </table:table-cell>
          <table:table-cell office:value-type="float" office:value="-5650" calcext:value-type="float">
            <text:p>-5650</text:p>
          </table:table-cell>
          <table:table-cell office:value-type="string" calcext:value-type="string">
            <text:p>144.379022323</text:p>
          </table:table-cell>
        </table:table-row>
        <table:table-row table:style-name="ro1">
          <table:table-cell office:value-type="string" calcext:value-type="string">
            <text:p>Point (144.53495208983153475 23.66788959522988733)</text:p>
          </table:table-cell>
          <table:table-cell office:value-type="float" office:value="-5650" calcext:value-type="float">
            <text:p>-5650</text:p>
          </table:table-cell>
          <table:table-cell office:value-type="string" calcext:value-type="string">
            <text:p>144.53495209</text:p>
          </table:table-cell>
        </table:table-row>
        <table:table-row table:style-name="ro1">
          <table:table-cell office:value-type="string" calcext:value-type="string">
            <text:p>Point (144.37257775406175142 23.58339616258950144)</text:p>
          </table:table-cell>
          <table:table-cell office:value-type="float" office:value="-5700" calcext:value-type="float">
            <text:p>-5700</text:p>
          </table:table-cell>
          <table:table-cell office:value-type="string" calcext:value-type="string">
            <text:p>144.372577754</text:p>
          </table:table-cell>
        </table:table-row>
        <table:table-row table:style-name="ro1">
          <table:table-cell office:value-type="string" calcext:value-type="string">
            <text:p>Point (144.5415094715067994 23.67130180741384748)</text:p>
          </table:table-cell>
          <table:table-cell office:value-type="float" office:value="-5700" calcext:value-type="float">
            <text:p>-5700</text:p>
          </table:table-cell>
          <table:table-cell office:value-type="string" calcext:value-type="string">
            <text:p>144.541509472</text:p>
          </table:table-cell>
        </table:table-row>
        <table:table-row table:style-name="ro1">
          <table:table-cell office:value-type="string" calcext:value-type="string">
            <text:p>Point (144.36606683388311012 23.58000812720242578)</text:p>
          </table:table-cell>
          <table:table-cell office:value-type="float" office:value="-5750" calcext:value-type="float">
            <text:p>-5750</text:p>
          </table:table-cell>
          <table:table-cell office:value-type="string" calcext:value-type="string">
            <text:p>144.366066834</text:p>
          </table:table-cell>
        </table:table-row>
        <table:table-row table:style-name="ro1">
          <table:table-cell office:value-type="string" calcext:value-type="string">
            <text:p>Point (144.54830088783913311 23.67483580233791329)</text:p>
          </table:table-cell>
          <table:table-cell office:value-type="float" office:value="-5750" calcext:value-type="float">
            <text:p>-5750</text:p>
          </table:table-cell>
          <table:table-cell office:value-type="string" calcext:value-type="string">
            <text:p>144.548300888</text:p>
          </table:table-cell>
        </table:table-row>
        <table:table-row table:style-name="ro1">
          <table:table-cell office:value-type="string" calcext:value-type="string">
            <text:p>Point (144.36014883012595078 23.57692862298490155)</text:p>
          </table:table-cell>
          <table:table-cell office:value-type="float" office:value="-5800" calcext:value-type="float">
            <text:p>-5800</text:p>
          </table:table-cell>
          <table:table-cell office:value-type="string" calcext:value-type="string">
            <text:p>144.36014883</text:p>
          </table:table-cell>
        </table:table-row>
        <table:table-row table:style-name="ro1">
          <table:table-cell office:value-type="string" calcext:value-type="string">
            <text:p>Point (144.55544543901245902 23.67855355521091454)</text:p>
          </table:table-cell>
          <table:table-cell office:value-type="float" office:value="-5800" calcext:value-type="float">
            <text:p>-5800</text:p>
          </table:table-cell>
          <table:table-cell office:value-type="string" calcext:value-type="string">
            <text:p>144.555445439</text:p>
          </table:table-cell>
        </table:table-row>
        <table:table-row table:style-name="ro1">
          <table:table-cell office:value-type="string" calcext:value-type="string">
            <text:p>Point (144.35394318351697507 23.5736994403603255)</text:p>
          </table:table-cell>
          <table:table-cell office:value-type="float" office:value="-5850" calcext:value-type="float">
            <text:p>-5850</text:p>
          </table:table-cell>
          <table:table-cell office:value-type="string" calcext:value-type="string">
            <text:p>144.353943184</text:p>
          </table:table-cell>
        </table:table-row>
        <table:table-row table:style-name="ro1">
          <table:table-cell office:value-type="string" calcext:value-type="string">
            <text:p>Point (144.56277511881916098 23.68236764198816147)</text:p>
          </table:table-cell>
          <table:table-cell office:value-type="float" office:value="-5850" calcext:value-type="float">
            <text:p>-5850</text:p>
          </table:table-cell>
          <table:table-cell office:value-type="string" calcext:value-type="string">
            <text:p>144.562775119</text:p>
          </table:table-cell>
        </table:table-row>
        <table:table-row table:style-name="ro1">
          <table:table-cell office:value-type="string" calcext:value-type="string">
            <text:p>Point (144.59121842032945437 23.69716845499124958)</text:p>
          </table:table-cell>
          <table:table-cell office:value-type="float" office:value="-6000" calcext:value-type="float">
            <text:p>-6000</text:p>
          </table:table-cell>
          <table:table-cell office:value-type="string" calcext:value-type="string">
            <text:p>144.59121842</text:p>
          </table:table-cell>
        </table:table-row>
        <table:table-row table:style-name="ro1">
          <table:table-cell office:value-type="string" calcext:value-type="string">
            <text:p>Point (144.57861614186020915 23.69061070827648408)</text:p>
          </table:table-cell>
          <table:table-cell office:value-type="float" office:value="-5950" calcext:value-type="float">
            <text:p>-5950</text:p>
          </table:table-cell>
          <table:table-cell office:value-type="string" calcext:value-type="string">
            <text:p>144.578616142</text:p>
          </table:table-cell>
        </table:table-row>
        <table:table-row table:style-name="ro1">
          <table:table-cell office:value-type="string" calcext:value-type="string">
            <text:p>Point (144.57014830461488941 23.68620436762846282)</text:p>
          </table:table-cell>
          <table:table-cell office:value-type="float" office:value="-5900" calcext:value-type="float">
            <text:p>-5900</text:p>
          </table:table-cell>
          <table:table-cell office:value-type="string" calcext:value-type="string">
            <text:p>144.570148305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 style:data-style-name="N2" text:time-value="09:54:56.7608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13:00.007240000</meta:creation-date>
    <dc:date>2018-03-08T09:57:00.372617000</dc:date>
    <meta:editing-duration>PT13M54S</meta:editing-duration>
    <meta:editing-cycles>4</meta:editing-cycles>
    <meta:generator>LibreOffice/5.4.1.2$MacOSX_X86_64 LibreOffice_project/ea7cb86e6eeb2bf3a5af73a8f7777ac570321527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6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3cm" svg:y="0.316cm" chart:style-name="ch2">
          <text:p>Profile #3. Mariana Trench Cross Section</text:p>
        </chart:title>
        <chart:legend chart:legend-position="end" svg:x="13.712cm" svg:y="3.967cm" style:legend-expansion="high" chart:style-name="ch3"/>
        <chart:plot-area chart:style-name="ch4" table:cell-range-address="Sheet1.A1:Sheet1.C44" chart:data-source-has-labels="both" svg:x="1.276cm" svg:y="1.267cm" svg:width="12.116cm" svg:height="6.627cm">
          <chartooo:coordinate-region svg:x="3.861cm" svg:y="1.459cm" svg:width="8.315cm" svg:height="6.244cm"/>
          <chart:axis chart:dimension="x" chart:name="primary-x" chart:style-name="ch5" chartooo:axis-type="auto">
            <chartooo:date-scale/>
            <chart:title svg:x="3.951cm" svg:y="0.952cm" chart:style-name="ch6">
              <text:p>Coordinates Long / Lan</text:p>
            </chart:title>
            <chart:categories table:cell-range-address="Sheet1.A2:Sheet1.A44"/>
            <chart:grid chart:style-name="ch7" chart:class="major"/>
          </chart:axis>
          <chart:axis chart:dimension="y" chart:name="primary-y" chart:style-name="ch8">
            <chart:title svg:x="2.001cm" svg:y="2.812cm" chart:style-name="ch9">
              <text:p>Depth, m</text:p>
            </chart:title>
            <chart:grid chart:style-name="ch7" chart:class="major"/>
          </chart:axis>
          <chart:series chart:style-name="ch10" chart:values-cell-range-address="Sheet1.B2:Sheet1.B44" chart:label-cell-address="Sheet1.B1:Sheet1.B1" chart:class="chart:line">
            <chart:data-point chart:repeated="43"/>
          </chart:series>
          <chart:series chart:style-name="ch11" chart:values-cell-range-address="Sheet1.C2:Sheet1.C44" chart:label-cell-address="Sheet1.C1:Sheet1.C1" chart:class="chart:line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V</text:p>
                <draw:g>
                  <svg:desc>Sheet1.B1:Sheet1.B1</svg:desc>
                </draw:g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 (144.21375157425214297 23.50074905544875037)</text:p>
                <draw:g>
                  <svg:desc>Sheet1.A2:Sheet1.A44</svg:desc>
                </draw:g>
              </table:table-cell>
              <table:table-cell office:value-type="float" office:value="-6300">
                <text:p>-6300</text:p>
                <draw:g>
                  <svg:desc>Sheet1.B2:Sheet1.B44</svg:desc>
                </draw:g>
              </table:table-cell>
              <table:table-cell office:value-type="float" office:value="NaN">
                <text:p>NaN</text:p>
                <draw:g>
                  <svg:desc>Sheet1.C2:Sheet1.C44</svg:desc>
                </draw:g>
              </table:table-cell>
            </table:table-row>
            <table:table-row>
              <table:table-cell office:value-type="string">
                <text:p>Point (144.22194538591105584 23.50501280359705802)</text:p>
              </table:table-cell>
              <table:table-cell office:value-type="float" office:value="-6300">
                <text:p>-6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9919331903341231 23.49317349277837508)</text:p>
              </table:table-cell>
              <table:table-cell office:value-type="float" office:value="-6250">
                <text:p>-6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24098436477930818 23.51491996454659983)</text:p>
              </table:table-cell>
              <table:table-cell office:value-type="float" office:value="-6250">
                <text:p>-6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9142146215605749 23.48912931386028902)</text:p>
              </table:table-cell>
              <table:table-cell office:value-type="float" office:value="-6200">
                <text:p>-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25287077861489138 23.52110520251534709)</text:p>
              </table:table-cell>
              <table:table-cell office:value-type="float" office:value="-6200">
                <text:p>-6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7541746012355475 23.48080143949948706)</text:p>
              </table:table-cell>
              <table:table-cell office:value-type="float" office:value="-6050">
                <text:p>-6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2596004610638829 23.55913807926431147)</text:p>
              </table:table-cell>
              <table:table-cell office:value-type="float" office:value="-6050">
                <text:p>-6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705165665749746 23.47825120077510874)</text:p>
              </table:table-cell>
              <table:table-cell office:value-type="float" office:value="-6000">
                <text:p>-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3447156701870995 23.56356715123226309)</text:p>
              </table:table-cell>
              <table:table-cell office:value-type="float" office:value="-6000">
                <text:p>-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6656804446100182 23.4761965399465744)</text:p>
              </table:table-cell>
              <table:table-cell office:value-type="float" office:value="-5950">
                <text:p>-5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4138096416003805 23.56716253888499679)</text:p>
              </table:table-cell>
              <table:table-cell office:value-type="float" office:value="-5950">
                <text:p>-5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6200847042836131 23.47382391092506992)</text:p>
              </table:table-cell>
              <table:table-cell office:value-type="float" office:value="-5900">
                <text:p>-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476425492413 23.57042082976437314)</text:p>
              </table:table-cell>
              <table:table-cell office:value-type="float" office:value="-5900">
                <text:p>-5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8587444048000634 23.4862428546170996)</text:p>
              </table:table-cell>
              <table:table-cell office:value-type="float" office:value="-6150">
                <text:p>-6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26533668562194634 23.52759198670453245)</text:p>
              </table:table-cell>
              <table:table-cell office:value-type="float" office:value="-6150">
                <text:p>-6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18054279258581118 23.48346846770382967)</text:p>
              </table:table-cell>
              <table:table-cell office:value-type="float" office:value="-6100">
                <text:p>-6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16923393259259 23.55443574859725686)</text:p>
              </table:table-cell>
              <table:table-cell office:value-type="float" office:value="-6100">
                <text:p>-6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858872092251886 23.59032189717680694)</text:p>
              </table:table-cell>
              <table:table-cell office:value-type="float" office:value="-5600">
                <text:p>-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2739183801156742 23.66395552754076093)</text:p>
              </table:table-cell>
              <table:table-cell office:value-type="float" office:value="-5600">
                <text:p>-5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9365632334747147 23.59436464886940499)</text:p>
              </table:table-cell>
              <table:table-cell office:value-type="float" office:value="-5550">
                <text:p>-5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1955346114371537 23.65987673414799985)</text:p>
              </table:table-cell>
              <table:table-cell office:value-type="float" office:value="-5550">
                <text:p>-5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0131834591343818 23.59835167418653867)</text:p>
              </table:table-cell>
              <table:table-cell office:value-type="float" office:value="-5500">
                <text:p>-5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0955008230039311 23.65467135601685911)</text:p>
              </table:table-cell>
              <table:table-cell office:value-type="float" office:value="-5500">
                <text:p>-5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1131283125341156 23.60355242447657176)</text:p>
              </table:table-cell>
              <table:table-cell office:value-type="float" office:value="-5450">
                <text:p>-5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9757708306142945 23.64844106229522325)</text:p>
              </table:table-cell>
              <table:table-cell office:value-type="float" office:value="-5450">
                <text:p>-5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2370913265685317 23.61000298855528712)</text:p>
              </table:table-cell>
              <table:table-cell office:value-type="float" office:value="-5400">
                <text:p>-5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8143081718882286 23.64003915923934329)</text:p>
              </table:table-cell>
              <table:table-cell office:value-type="float" office:value="-5400">
                <text:p>-5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4384344779649609 23.62048012086776083)</text:p>
              </table:table-cell>
              <table:table-cell office:value-type="float" office:value="-5350">
                <text:p>-5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45954265591538501 23.62864939206084713)</text:p>
              </table:table-cell>
              <table:table-cell office:value-type="float" office:value="-5350">
                <text:p>-5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7902232284079673 23.58674967123019073)</text:p>
              </table:table-cell>
              <table:table-cell office:value-type="float" office:value="-5650">
                <text:p>-5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3495208983153475 23.66788959522988733)</text:p>
              </table:table-cell>
              <table:table-cell office:value-type="float" office:value="-5650">
                <text:p>-5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7257775406175142 23.58339616258950144)</text:p>
              </table:table-cell>
              <table:table-cell office:value-type="float" office:value="-5700">
                <text:p>-5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415094715067994 23.67130180741384748)</text:p>
              </table:table-cell>
              <table:table-cell office:value-type="float" office:value="-5700">
                <text:p>-5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6606683388311012 23.58000812720242578)</text:p>
              </table:table-cell>
              <table:table-cell office:value-type="float" office:value="-5750">
                <text:p>-5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4830088783913311 23.67483580233791329)</text:p>
              </table:table-cell>
              <table:table-cell office:value-type="float" office:value="-5750">
                <text:p>-5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6014883012595078 23.57692862298490155)</text:p>
              </table:table-cell>
              <table:table-cell office:value-type="float" office:value="-5800">
                <text:p>-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5544543901245902 23.67855355521091454)</text:p>
              </table:table-cell>
              <table:table-cell office:value-type="float" office:value="-5800">
                <text:p>-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35394318351697507 23.5736994403603255)</text:p>
              </table:table-cell>
              <table:table-cell office:value-type="float" office:value="-5850">
                <text:p>-5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6277511881916098 23.68236764198816147)</text:p>
              </table:table-cell>
              <table:table-cell office:value-type="float" office:value="-5850">
                <text:p>-5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9121842032945437 23.69716845499124958)</text:p>
              </table:table-cell>
              <table:table-cell office:value-type="float" office:value="-6000">
                <text:p>-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7861614186020915 23.69061070827648408)</text:p>
              </table:table-cell>
              <table:table-cell office:value-type="float" office:value="-5950">
                <text:p>-5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int (144.57014830461488941 23.68620436762846282)</text:p>
              </table:table-cell>
              <table:table-cell office:value-type="float" office:value="-5900">
                <text:p>-59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